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7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1.55cm" fo:min-width="2.42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7.25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451cm" fo:min-width="0.92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0.924cm"/>
      <style:paragraph-properties style:writing-mode="lr-tb"/>
    </style:style>
    <style:style style:name="gr24" style:family="graphic" style:parent-style-name="standard">
      <style:graphic-properties draw:stroke="none" draw:fill="none" fo:min-height="0.69cm"/>
      <style:paragraph-properties style:writing-mode="lr-tb"/>
    </style:style>
    <style:style style:name="gr25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6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5" style:family="graphic" style:parent-style-name="standard">
      <style:graphic-properties draw:textarea-vertical-align="middle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0" style:family="paragraph">
      <style:paragraph-properties fo:text-align="center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5cm" svg:height="4.75cm" svg:x="19.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2cm" svg:x="1.5cm" svg:y="17.5cm">
          <text:p text:style-name="P2"><text:span text:style-name="T1">Specific for this </text:span><text:span text:style-name="T1">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92cm" svg:height="1.8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7.25cm" svg:x="1.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5cm" svg:y="2.2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9" draw:id="id9" draw:layer="layout" svg:width="1.25cm" svg:height="1cm" svg:x="9cm" svg:y="5.2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5cm" svg:y="4.2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5" draw:id="id5" draw:layer="layout" svg:width="1cm" svg:height="1cm" svg:x="6.5cm" svg:y="4.2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25cm" svg:y="4.2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" draw:id="id4" draw:layer="layout" svg:width="1.5cm" svg:height="1cm" svg:x="4.75cm" svg:y="4.2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125cm" svg:y1="3.25cm" svg:x2="2.25cm" svg:y2="4.25cm" draw:start-shape="id1" draw:start-glue-point="6" draw:end-shape="id2" draw:end-glue-point="4" svg:d="M4125 3250l-1875 1000" svg:viewBox="0 0 1876 1001">
          <text:p/>
        </draw:connector>
        <draw:connector draw:style-name="gr11" draw:text-style-name="P7" draw:layer="layout" draw:type="line" svg:x1="4.125cm" svg:y1="3.25cm" svg:x2="3.875cm" svg:y2="4.25cm" draw:start-shape="id1" draw:end-shape="id3" draw:end-glue-point="4" svg:d="M4125 3250l-250 1000" svg:viewBox="0 0 251 1001">
          <text:p/>
        </draw:connector>
        <draw:connector draw:style-name="gr11" draw:text-style-name="P7" draw:layer="layout" draw:type="line" svg:x1="4.125cm" svg:y1="3.25cm" svg:x2="5.5cm" svg:y2="4.25cm" draw:start-shape="id1" draw:start-glue-point="6" draw:end-shape="id4" draw:end-glue-point="4" svg:d="M4125 3250l1375 1000" svg:viewBox="0 0 1376 1001">
          <text:p/>
        </draw:connector>
        <draw:connector draw:style-name="gr11" draw:text-style-name="P7" draw:layer="layout" draw:type="line" svg:x1="4.125cm" svg:y1="3.25cm" svg:x2="7cm" svg:y2="4.25cm" draw:start-shape="id1" draw:start-glue-point="6" draw:end-shape="id5" draw:end-glue-point="4" svg:d="M4125 3250l2875 1000" svg:viewBox="0 0 2876 1001">
          <text:p/>
        </draw:connector>
        <draw:custom-shape draw:style-name="gr12" draw:text-style-name="P3" xml:id="id6" draw:id="id6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7" draw:id="id7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6" draw:start-glue-point="6" draw:end-shape="id7" draw:end-glue-point="4" svg:d="M10750 2750v750" svg:viewBox="0 0 1 751">
          <text:p/>
        </draw:connector>
        <draw:custom-shape draw:style-name="gr14" draw:text-style-name="P3" xml:id="id8" draw:id="id8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625cm" svg:y2="5.25cm" draw:start-shape="id8" draw:start-glue-point="6" draw:end-shape="id9" draw:end-glue-point="4" svg:d="M8500 2750l1125 2500" svg:viewBox="0 0 1126 2501">
          <text:p/>
        </draw:connector>
        <draw:custom-shape draw:style-name="gr15" draw:text-style-name="P6" xml:id="id10" draw:id="id10" draw:layer="layout" svg:width="1.5cm" svg:height="0.25cm" svg:x="10.5cm" svg:y="4.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9.625cm" svg:y2="5.25cm" draw:start-shape="id10" draw:start-glue-point="6" draw:end-shape="id9" draw:end-glue-point="4" svg:d="M11250 4750l-1625 500" svg:viewBox="0 0 1626 501">
          <text:p/>
        </draw:connector>
        <draw:connector draw:style-name="gr11" draw:text-style-name="P8" draw:layer="layout" draw:type="line" svg:x1="10.75cm" svg:y1="4cm" svg:x2="9.625cm" svg:y2="5.25cm" draw:start-shape="id7" draw:start-glue-point="6" draw:end-shape="id9" draw:end-glue-point="4" svg:d="M10750 4000l-1125 1250" svg:viewBox="0 0 1126 125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</text:span><text:span text:style-name="T2">chstum</text:span><text:span text:style-name="T2">skunde</text:span><text:span text:style-name="T2">DB</text:span></text:p>
          </draw:text-box>
        </draw:frame>
        <draw:custom-shape draw:style-name="gr18" draw:text-style-name="P3" xml:id="id11" draw:id="id11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3" draw:id="id13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2" draw:id="id12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1" draw:start-glue-point="6" draw:end-shape="id12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3" draw:start-glue-point="6" draw:end-shape="id12" draw:end-glue-point="4" svg:d="M16835 3250l-1000 250" svg:viewBox="0 0 1001 251">
          <text:p/>
        </draw:connector>
        <draw:connector draw:style-name="gr11" draw:text-style-name="P8" draw:layer="layout" draw:type="line" svg:x1="11.25cm" svg:y1="4.5cm" svg:x2="15.835cm" svg:y2="3.8cm" draw:start-shape="id10" draw:start-glue-point="4" draw:end-shape="id12" draw:end-glue-point="6" svg:d="M11250 4500l4585-700" svg:viewBox="0 0 4586 701">
          <text:p/>
        </draw:connector>
        <draw:custom-shape draw:style-name="gr21" draw:text-style-name="P6" xml:id="id37" draw:id="id37" draw:layer="layout" svg:width="1.26cm" svg:height="0.51cm" svg:x="20.001cm" svg:y="2.483cm">
          <text:p text:style-name="P6"><text:span text:style-name="T4">load and clean NV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20" draw:id="id20" draw:layer="layout" svg:width="1.26cm" svg:height="0.51cm" svg:x="21.498cm" svg:y="2.483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4" draw:id="id14" draw:layer="layout" svg:width="1.26cm" svg:height="0.51cm" svg:x="22.994cm" svg:y="2.48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7" draw:id="id17" draw:layer="layout" svg:width="1.26cm" svg:height="0.51cm" svg:x="24.491cm" svg:y="2.483cm">
          <text:p text:style-name="P6"><text:span text:style-name="T4">Laden der Stammverteilung 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15" draw:id="id15" draw:layer="layout" svg:width="1.024cm" svg:height="0.511cm" svg:x="23.309cm" svg:y="4.014cm">
          <text:p text:style-name="P6"><text:span text:style-name="T4">Generate 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16" draw:id="id16" draw:layer="layout" svg:width="1.024cm" svg:height="0.511cm" svg:x="24.491cm" svg:y="4.014cm">
          <text:p text:style-name="P6"><text:span text:style-name="T4">Generate 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6" xml:id="id19" draw:id="id19" draw:layer="layout" svg:width="1.024cm" svg:height="0.51cm" svg:x="23.226cm" svg:y="4.99cm">
          <text:p text:style-name="P6"><text:span text:style-name="T4">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6" xml:id="id18" draw:id="id18" draw:layer="layout" svg:width="1.024cm" svg:height="0.51cm" svg:x="24.476cm" svg:y="5cm">
          <text:p text:style-name="P6"><text:span text:style-name="T4">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624cm" svg:y1="2.993cm" svg:x2="23.821cm" svg:y2="4.014cm" draw:start-shape="id14" draw:start-glue-point="6" draw:end-shape="id15" draw:end-glue-point="4" svg:d="M23624 2993l197 1021" svg:viewBox="0 0 198 1022">
          <text:p/>
        </draw:connector>
        <draw:connector draw:style-name="gr11" draw:text-style-name="P8" draw:layer="layout" draw:type="line" svg:x1="23.624cm" svg:y1="2.993cm" svg:x2="25.003cm" svg:y2="4.014cm" draw:start-shape="id14" draw:start-glue-point="6" draw:end-shape="id16" draw:end-glue-point="4" svg:d="M23624 2993l1379 1021" svg:viewBox="0 0 1380 1022">
          <text:p/>
        </draw:connector>
        <draw:connector draw:style-name="gr11" draw:text-style-name="P8" draw:layer="layout" draw:type="line" svg:x1="25.121cm" svg:y1="2.993cm" svg:x2="25.003cm" svg:y2="4.014cm" draw:start-shape="id17" draw:start-glue-point="6" draw:end-shape="id16" draw:end-glue-point="4" svg:d="M25121 2993l-118 1021" svg:viewBox="0 0 119 1022">
          <text:p/>
        </draw:connector>
        <draw:connector draw:style-name="gr11" draw:text-style-name="P8" draw:layer="layout" draw:type="line" svg:x1="25.121cm" svg:y1="2.993cm" svg:x2="23.821cm" svg:y2="4.014cm" draw:start-shape="id17" draw:start-glue-point="6" draw:end-shape="id15" draw:end-glue-point="4" svg:d="M25121 2993l-1300 1021" svg:viewBox="0 0 1301 1022">
          <text:p/>
        </draw:connector>
        <draw:connector draw:style-name="gr11" draw:text-style-name="P8" draw:layer="layout" draw:type="line" svg:x1="25.003cm" svg:y1="4.525cm" svg:x2="24.988cm" svg:y2="5cm" draw:start-shape="id16" draw:start-glue-point="6" draw:end-shape="id18" draw:end-glue-point="4" svg:d="M25003 4525l-15 475" svg:viewBox="0 0 16 476">
          <text:p/>
        </draw:connector>
        <draw:connector draw:style-name="gr11" draw:text-style-name="P8" draw:layer="layout" draw:type="line" svg:x1="23.821cm" svg:y1="4.525cm" svg:x2="23.738cm" svg:y2="4.99cm" draw:start-shape="id15" draw:start-glue-point="6" draw:end-shape="id19" draw:end-glue-point="4" svg:d="M23821 4525l-83 465" svg:viewBox="0 0 84 466">
          <text:p/>
        </draw:connector>
        <draw:connector draw:style-name="gr11" draw:text-style-name="P8" draw:layer="layout" draw:type="curve" draw:line-skew="0.513cm" svg:x1="22.128cm" svg:y1="2.993cm" svg:x2="24.988cm" svg:y2="5cm" draw:start-shape="id20" draw:start-glue-point="6" draw:end-shape="id18" draw:end-glue-point="4" svg:d="M22128 2993c0 2275 2860 1272 2860 2007" svg:viewBox="0 0 2861 2008">
          <text:p/>
        </draw:connector>
        <draw:connector draw:style-name="gr11" draw:text-style-name="P8" draw:layer="layout" draw:type="curve" draw:line-skew="0.517cm" svg:x1="22.128cm" svg:y1="2.993cm" svg:x2="23.738cm" svg:y2="4.99cm" draw:start-shape="id20" draw:start-glue-point="6" draw:end-shape="id19" draw:end-glue-point="4" svg:d="M22128 2993c0 2274 1610 1276 1610 1997" svg:viewBox="0 0 1611 1998">
          <text:p/>
        </draw:connector>
        <draw:frame draw:style-name="gr24" draw:text-style-name="P5" draw:layer="layout" svg:width="1.173cm" svg:height="0.75cm" svg:x="22.577cm" svg:y="1.75cm">
          <draw:text-box>
            <text:p><text:span text:style-name="T2">Goe_Lau</text:span></text:p>
          </draw:text-box>
        </draw:frame>
        <draw:custom-shape draw:style-name="gr25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923cm" svg:height="0.75cm" svg:x="22.827cm" svg:y="8cm">
          <draw:text-box>
            <text:p><text:span text:style-name="T2">1000 ETS</text:span></text:p>
          </draw:text-box>
        </draw:frame>
        <draw:custom-shape draw:style-name="gr26" draw:text-style-name="P2" xml:id="id21" draw:id="id21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2" draw:id="id22" draw:layer="layout" svg:width="1.25cm" svg:height="0.5cm" svg:x="22.5cm" svg:y="10cm">
          <text:p text:style-name="P9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4" draw:id="id24" draw:layer="layout" svg:width="1.25cm" svg:height="0.5cm" svg:x="23.25cm" svg:y="9.25cm">
          <text:p text:style-name="P9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3" draw:id="id23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25" draw:id="id25" draw:layer="layout" svg:width="1.25cm" svg:height="0.5cm" svg:x="22.5cm" svg:y="10.708cm">
          <text:p text:style-name="P9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9" xml:id="id26" draw:id="id26" draw:layer="layout" svg:width="1.25cm" svg:height="0.5cm" svg:x="22.5cm" svg:y="11.5cm">
          <text:p text:style-name="P9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21" draw:start-glue-point="6" draw:end-shape="id22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3" draw:start-glue-point="6" draw:end-shape="id22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4" draw:start-glue-point="6" draw:end-shape="id22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2" draw:start-glue-point="6" draw:end-shape="id25" draw:end-glue-point="4" svg:d="M23125 10500v208" svg:viewBox="0 0 1 209">
          <text:p/>
        </draw:connector>
        <draw:connector draw:style-name="gr11" draw:text-style-name="P8" xml:id="id27" draw:id="id27" draw:layer="layout" draw:type="line" svg:x1="23.125cm" svg:y1="11.5cm" svg:x2="23.125cm" svg:y2="11.5cm" draw:start-shape="id26" draw:start-glue-point="4" draw:end-shape="id26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5" draw:start-glue-point="6" draw:end-shape="id27" draw:end-glue-point="0" svg:d="M23125 11208v292" svg:viewBox="0 0 1 293">
          <text:p/>
        </draw:connector>
        <draw:custom-shape draw:style-name="gr29" draw:text-style-name="P9" xml:id="id29" draw:id="id29" draw:layer="layout" svg:width="1.25cm" svg:height="0.5cm" svg:x="20.75cm" svg:y="10.25cm">
          <text:p text:style-name="P9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9" xml:id="id28" draw:id="id28" draw:layer="layout" svg:width="1.25cm" svg:height="0.5cm" svg:x="19.25cm" svg:y="10.25cm">
          <text:p text:style-name="P9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21" draw:start-glue-point="6" draw:end-shape="id28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21" draw:start-glue-point="6" draw:end-shape="id29" draw:end-glue-point="4" svg:d="M20875 9750l500 500" svg:viewBox="0 0 501 501">
          <text:p/>
        </draw:connector>
        <draw:custom-shape draw:style-name="gr31" draw:text-style-name="P9" xml:id="id30" draw:id="id30" draw:layer="layout" svg:width="1.25cm" svg:height="0.5cm" svg:x="19.25cm" svg:y="11cm">
          <text:p text:style-name="P9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21" draw:start-glue-point="6" draw:end-shape="id30" draw:end-glue-point="4" svg:d="M20875 9750l-1000 1250" svg:viewBox="0 0 1001 1251">
          <text:p/>
        </draw:connector>
        <draw:custom-shape draw:style-name="gr32" draw:text-style-name="P9" xml:id="id31" draw:id="id31" draw:layer="layout" svg:width="1.25cm" svg:height="0.5cm" svg:x="24.25cm" svg:y="11.5cm">
          <text:p text:style-name="P9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5" draw:start-glue-point="6" draw:end-shape="id31" draw:end-glue-point="4" svg:d="M23125 11208l1750 292" svg:viewBox="0 0 1751 293">
          <text:p/>
        </draw:connector>
        <draw:custom-shape draw:style-name="gr33" draw:text-style-name="P9" xml:id="id32" draw:id="id32" draw:layer="layout" svg:width="1.25cm" svg:height="0.5cm" svg:x="20.75cm" svg:y="11cm">
          <text:p text:style-name="P9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21" draw:start-glue-point="6" draw:end-shape="id32" draw:end-glue-point="4" svg:d="M20875 9750l500 1250" svg:viewBox="0 0 501 1251">
          <text:p/>
        </draw:connector>
        <draw:custom-shape draw:style-name="gr34" draw:text-style-name="P6" xml:id="id33" draw:id="id33" draw:layer="layout" svg:width="1.5cm" svg:height="1cm" svg:x="1.5cm" svg:y="5.5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" xml:id="id34" draw:id="id34" draw:layer="layout" svg:width="1.5cm" svg:height="1cm" svg:x="3.25cm" svg:y="5.5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" xml:id="id35" draw:id="id35" draw:layer="layout" svg:width="1.5cm" svg:height="1cm" svg:x="1.5cm" svg:y="6.7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125cm" svg:y1="3.25cm" svg:x2="2.25cm" svg:y2="5.5cm" draw:start-shape="id1" draw:start-glue-point="6" draw:end-shape="id33" draw:end-glue-point="4" svg:d="M4125 3250l-1875 2250" svg:viewBox="0 0 1876 2251">
          <text:p/>
        </draw:connector>
        <draw:connector draw:style-name="gr11" draw:text-style-name="P8" draw:layer="layout" draw:type="line" svg:x1="4.125cm" svg:y1="3.25cm" svg:x2="4cm" svg:y2="5.5cm" draw:start-shape="id1" draw:start-glue-point="6" draw:end-shape="id34" draw:end-glue-point="4" svg:d="M4125 3250l-125 2250" svg:viewBox="0 0 126 2251">
          <text:p/>
        </draw:connector>
        <draw:connector draw:style-name="gr11" draw:text-style-name="P8" draw:layer="layout" draw:type="line" svg:x1="4.125cm" svg:y1="3.25cm" svg:x2="2.25cm" svg:y2="6.75cm" draw:start-shape="id1" draw:start-glue-point="6" draw:end-shape="id35" draw:end-glue-point="4" svg:d="M4125 3250l-1875 3500" svg:viewBox="0 0 1876 3501">
          <text:p/>
        </draw:connector>
        <draw:custom-shape draw:style-name="gr21" draw:text-style-name="P6" xml:id="id36" draw:id="id36" draw:layer="layout" svg:width="1.26cm" svg:height="0.51cm" svg:x="19.75cm" svg:y="5.24cm">
          <text:p text:style-name="P6"><text:span text:style-name="T4">GENERATE PLOTDISTRIBUTION 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0.38cm" svg:y2="5.24cm" draw:start-shape="id6" draw:start-glue-point="6" draw:end-shape="id36" draw:end-glue-point="4" svg:d="M10750 2750l9630 2490" svg:viewBox="0 0 9631 2491">
          <text:p/>
        </draw:connector>
        <draw:custom-shape draw:style-name="gr21" draw:text-style-name="P6" xml:id="id38" draw:id="id38" draw:layer="layout" svg:width="1.26cm" svg:height="0.51cm" svg:x="20cm" svg:y="3.24cm">
          <text:p text:style-name="P6"><text:span text:style-name="T4">aggregated tables 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0" draw:layer="layout" svg:x1="20.631cm" svg:y1="2.993cm" svg:x2="20.63cm" svg:y2="3.24cm" draw:start-shape="id37" draw:start-glue-point="6" draw:end-shape="id38" draw:end-glue-point="4" svg:d="M20631 2993v124h-1v123" svg:viewBox="0 0 2 248">
          <text:p/>
        </draw:connector>
        <draw:custom-shape draw:style-name="gr21" draw:text-style-name="P6" xml:id="id39" draw:id="id39" draw:layer="layout" svg:width="1.26cm" svg:height="0.51cm" svg:x="23.74cm" svg:y="5.75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63cm" svg:y1="3.75cm" svg:x2="24.37cm" svg:y2="5.75cm" draw:start-shape="id38" draw:start-glue-point="6" draw:end-shape="id39" draw:end-glue-point="4" svg:d="M20630 3750l3740 2000" svg:viewBox="0 0 3741 2001">
          <text:p/>
        </draw:connector>
        <draw:connector draw:style-name="gr11" draw:text-style-name="P8" draw:layer="layout" draw:type="line" svg:x1="23.738cm" svg:y1="5.5cm" svg:x2="24.37cm" svg:y2="5.75cm" draw:start-shape="id19" draw:start-glue-point="6" draw:end-shape="id39" draw:end-glue-point="4" svg:d="M23738 5500l632 250" svg:viewBox="0 0 633 251">
          <text:p/>
        </draw:connector>
        <draw:connector draw:style-name="gr11" draw:text-style-name="P8" draw:layer="layout" draw:type="line" svg:x1="24.988cm" svg:y1="5.51cm" svg:x2="24.37cm" svg:y2="5.75cm" draw:start-shape="id18" draw:start-glue-point="6" draw:end-shape="id39" draw:end-glue-point="4" svg:d="M24988 5510l-618 240" svg:viewBox="0 0 619 241">
          <text:p/>
        </draw:connector>
        <draw:custom-shape draw:style-name="gr34" draw:text-style-name="P6" xml:id="id40" draw:id="id40" draw:layer="layout" svg:width="1.5cm" svg:height="1cm" svg:x="7.75cm" svg:y="7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625cm" svg:y1="6.25cm" svg:x2="8.5cm" svg:y2="7cm" draw:start-shape="id9" draw:start-glue-point="6" draw:end-shape="id40" draw:end-glue-point="4" svg:d="M9625 6250l-1125 750" svg:viewBox="0 0 1126 751">
          <text:p/>
        </draw:connector>
        <draw:connector draw:style-name="gr11" draw:text-style-name="P8" draw:layer="layout" draw:type="line" svg:x1="5.5cm" svg:y1="5.25cm" svg:x2="8.5cm" svg:y2="7cm" draw:start-shape="id4" draw:start-glue-point="6" draw:end-shape="id40" draw:end-glue-point="4" svg:d="M5500 5250l3000 1750" svg:viewBox="0 0 3001 1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ohannes Osewold</meta:initial-creator>
    <meta:creation-date>2022-01-17T14:09:10.312509244</meta:creation-date>
    <dc:date>2022-06-29T17:57:14.015454510</dc:date>
    <meta:editing-duration>PT3H27M46S</meta:editing-duration>
    <meta:editing-cycles>16</meta:editing-cycles>
    <meta:generator>LibreOffice/7.3.4.2$Linux_X86_64 LibreOffice_project/30$Build-2</meta:generator>
    <dc:creator>Johannes Osewold</dc:creator>
    <meta:document-statistic meta:object-count="91"/>
  </office:meta>
</office:document-meta>
</file>